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25pt"/>
    </style:style>
    <style:style style:name="co2" style:family="table-column">
      <style:table-column-properties fo:break-before="auto" style:column-width="113.4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52.4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ext-properties fo: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Roxygen doc</text:p>
          </table:table-cell>
          <table:table-cell table:style-name="ce1" office:value-type="string" calcext:value-type="string">
            <text:p>.mustBe contract checks</text:p>
          </table:table-cell>
          <table:table-cell table:style-name="ce1" office:value-type="string" calcext:value-type="string">
            <text:p>Regression reviewed (added warnings on deprecated functions or arguments)</text:p>
          </table:table-cell>
          <table:table-cell table:style-name="ce1" office:value-type="string" calcext:value-type="string">
            <text:p>unit tes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gebra.R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aggregateConsequents.R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antecedents.R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compose.R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sequents.R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ctx.R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defuzz.R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exprs.R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farules.R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fcut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re.R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sets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edge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orizon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s.specific.R</text:p>
          </table:table-cell>
          <table:table-cell table:number-columns-repeated="2"/>
          <table:table-cell office:value-type="string" calcext:value-type="string">
            <text:p>(wrong args cause err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cut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ingexpr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se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nmax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ult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mse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mape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esters.R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 style:data-style-name="N2" text:time-value="11:03:12.321243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08:29:50.940272693</meta:creation-date>
    <meta:generator>LibreOffice/5.1.6.2$Linux_X86_64 LibreOffice_project/10m0$Build-2</meta:generator>
    <dc:date>2018-10-09T11:28:25.930111422</dc:date>
    <meta:editing-duration>PT7H57S</meta:editing-duration>
    <meta:editing-cycles>9</meta:editing-cycles>
    <meta:document-statistic meta:table-count="1" meta:cell-count="33" meta:object-count="0"/>
  </office:meta>
</office:document-meta>
</file>